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_5f_Main_5f_Text">
      <style:paragraph-properties fo:margin-left="0in" fo:margin-right="0.25in" fo:line-height="100%" fo:text-indent="0in" style:auto-text-indent="false"/>
      <style:text-properties officeooo:rsid="001c6070" officeooo:paragraph-rsid="0006c82f" style:font-size-complex="9pt"/>
    </style:style>
    <style:style style:name="P2" style:family="paragraph" style:parent-style-name="TA_5f_Main_5f_Text">
      <style:paragraph-properties fo:margin-left="0in" fo:margin-right="0.25in" fo:line-height="100%" fo:text-indent="0in" style:auto-text-indent="false"/>
      <style:text-properties officeooo:paragraph-rsid="0008e21a"/>
    </style:style>
    <style:style style:name="P3" style:family="paragraph" style:parent-style-name="TA_5f_Main_5f_Text">
      <style:paragraph-properties fo:margin-left="0in" fo:margin-right="0.25in" fo:line-height="100%" fo:text-indent="0in" style:auto-text-indent="false"/>
      <style:text-properties style:text-underline-style="solid" style:text-underline-width="auto" style:text-underline-color="font-color" officeooo:rsid="001c6070" officeooo:paragraph-rsid="0006c82f" style:font-size-complex="9pt"/>
    </style:style>
    <style:style style:name="P4" style:family="paragraph" style:parent-style-name="TA_5f_Main_5f_Text">
      <style:paragraph-properties fo:margin-left="0in" fo:margin-right="0.25in" fo:line-height="100%" fo:text-indent="0in" style:auto-text-indent="false"/>
      <style:text-properties style:text-underline-style="solid" style:text-underline-width="auto" style:text-underline-color="font-color" officeooo:rsid="0009a734" officeooo:paragraph-rsid="0009a734"/>
    </style:style>
    <style:style style:name="T1" style:family="text">
      <style:text-properties fo:color="#943634" style:font-name="Times New Roman" fo:font-weight="bold" style:font-weight-asian="bold"/>
    </style:style>
    <style:style style:name="T2" style:family="text">
      <style:text-properties fo:color="#943634" style:font-name="Times New Roman" fo:font-weight="bold" officeooo:rsid="0006c82f" style:font-weight-asian="bold"/>
    </style:style>
    <style:style style:name="T3" style:family="text">
      <style:text-properties fo:color="#943634" style:font-name="Times New Roman" fo:font-weight="bold" officeooo:rsid="001c6070" style:font-weight-asian="bold" style:font-size-complex="9pt"/>
    </style:style>
    <style:style style:name="T4" style:family="text">
      <style:text-properties fo:color="#943634" style:font-name="Times New Roman" fo:font-weight="bold" officeooo:rsid="0008e21a" style:font-weight-asian="bold" style:font-size-complex="9pt"/>
    </style:style>
    <style:style style:name="T5" style:family="text">
      <style:text-properties fo:color="#943634" style:font-name="Times New Roman" fo:font-weight="bold" officeooo:rsid="0006c82f" style:font-weight-asian="bold" style:font-size-complex="9pt"/>
    </style:style>
    <style:style style:name="T6" style:family="text">
      <style:text-properties fo:color="#943634" style:font-name="Times New Roman" fo:font-weight="bold" officeooo:rsid="0009a734" style:font-weight-asian="bold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BSTRACT</text:span></text:p>
      <text:p text:style-name="P1"/>
      <text:p text:style-name="P2"><text:span text:style-name="T3"><text:s text:c="3"/></text:span><text:span text:style-name="T4">The electroencephalography reflects stable individual difference's in brain function and blinking so it it makes it a </text:span><text:span text:style-name="T6">powerful</text:span><text:span text:style-name="T4"> instrument for exploring the biological basis of intelligence. <text:s/></text:span><text:span text:style-name="T3">We present a method of recognizing mental state by using eye blink dynamics measured by EEG( electroencephalographic) . </text:span><text:span text:style-name="T5">Since EEG data is prone to noise we used multiple fil</text:span><text:span text:style-name="T4">t</text:span><text:span text:style-name="T5">ers to clean the </text:span><text:span text:style-name="T4">data. We</text:span><text:span text:style-name="T3"> developed an algorithm <text:s/>to detect </text:span><text:span text:style-name="T5">eye blinks. </text:span><text:span text:style-name="T4">This developed algorithm can measure the distance's between the </text:span><text:span text:style-name="T6">interlinks</text:span><text:span text:style-name="T4"> wich we can use to study the relation of blinks to a certain activity. </text:span><text:span text:style-name="T5"><text:s/>our lab to calculate the interval of the <text:s/>blinks dynamics while subjects are performing tasks requiring different brain activities. <text:s/></text:span></text:p>
      <text:p text:style-name="P1"/>
      <text:p text:style-name="P4"><text:span text:style-name="T1">Introduction</text:span></text:p>
      <text:p text:style-name="P4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_5f_Main_5f_Text" style:display-name="TA_Main_Text" style:family="paragraph" style:parent-style-name="Standard" style:default-outline-level="">
      <style:paragraph-properties fo:margin-left="0in" fo:margin-right="0in" fo:line-height="0.1528in" fo:text-indent="0.1299in" style:auto-text-indent="false"/>
      <style:text-properties style:font-name="Times" fo:font-family="Times" style:font-family-generic="roman" style:font-pitch="variable" fo:font-size="9pt" style:font-size-asian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4:51:41.107529226</meta:creation-date>
    <dc:date>2015-10-22T20:40:06.054376635</dc:date>
    <meta:editing-duration>PT1H10M20S</meta:editing-duration>
    <meta:editing-cycles>1</meta:editing-cycles>
    <meta:document-statistic meta:table-count="0" meta:image-count="0" meta:object-count="0" meta:page-count="1" meta:paragraph-count="3" meta:word-count="112" meta:character-count="740" meta:non-whitespace-character-count="622"/>
    <meta:generator>LibreOffice/4.2.8.2$Linux_X86_64 LibreOffice_project/420m0$Build-2</meta:generator>
  </office:meta>
</office:document-meta>
</file>